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54464" calcext:value-type="float">
            <text:p>11.1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3608" calcext:value-type="float">
            <text:p>11.1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1588" calcext:value-type="float">
            <text:p>11.1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52248571429" calcext:value-type="float">
            <text:p>11.2152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3343448276" calcext:value-type="float">
            <text:p>11.1753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06653793103" calcext:value-type="float">
            <text:p>11.13066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1054285714" calcext:value-type="float">
            <text:p>11.0761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3008571429" calcext:value-type="float">
            <text:p>11.0613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3900689655" calcext:value-type="float">
            <text:p>11.0693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9146666667" calcext:value-type="float">
            <text:p>11.0859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4435862069" calcext:value-type="float">
            <text:p>11.1034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08735483871" calcext:value-type="float">
            <text:p>11.290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84" calcext:value-type="float">
            <text:p>11.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1238709677" calcext:value-type="float">
            <text:p>11.36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1024" calcext:value-type="float">
            <text:p>11.41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65470967742" calcext:value-type="float">
            <text:p>11.45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69981935484" calcext:value-type="float">
            <text:p>11.476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5952" calcext:value-type="float">
            <text:p>11.51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1894193548" calcext:value-type="float">
            <text:p>11.6181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68728" calcext:value-type="float">
            <text:p>11.65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45228571429" calcext:value-type="float">
            <text:p>11.694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09654193548" calcext:value-type="float">
            <text:p>11.7309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8505806452" calcext:value-type="float">
            <text:p>11.942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12384" calcext:value-type="float">
            <text:p>11.99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02072258065" calcext:value-type="float">
            <text:p>12.08020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836" calcext:value-type="float">
            <text:p>12.14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7907096774" calcext:value-type="float">
            <text:p>12.1397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7179354839" calcext:value-type="float">
            <text:p>12.073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5168" calcext:value-type="float">
            <text:p>11.9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8216774194" calcext:value-type="float">
            <text:p>11.9328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1336" calcext:value-type="float">
            <text:p>11.94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4572903226" calcext:value-type="float">
            <text:p>11.942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8962857143" calcext:value-type="float">
            <text:p>11.96089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9876129032" calcext:value-type="float">
            <text:p>11.9699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407483871" calcext:value-type="float">
            <text:p>11.9864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468" calcext:value-type="float">
            <text:p>11.99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42327741936" calcext:value-type="float">
            <text:p>12.0142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6976" calcext:value-type="float">
            <text:p>12.00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5463225807" calcext:value-type="float">
            <text:p>11.9665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49847741936" calcext:value-type="float">
            <text:p>11.9349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22824" calcext:value-type="float">
            <text:p>11.96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4149677419" calcext:value-type="float">
            <text:p>12.009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4128" calcext:value-type="float">
            <text:p>12.04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57538064516" calcext:value-type="float">
            <text:p>12.065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04214285714" calcext:value-type="float">
            <text:p>12.0804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3321290323" calcext:value-type="float">
            <text:p>12.0963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7736774194" calcext:value-type="float">
            <text:p>12.3107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80786206897" calcext:value-type="float">
            <text:p>12.3480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14676129032" calcext:value-type="float">
            <text:p>12.3814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1623225806" calcext:value-type="float">
            <text:p>12.3231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8868" calcext:value-type="float">
            <text:p>12.2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2792258065" calcext:value-type="float">
            <text:p>12.2752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7184" calcext:value-type="float">
            <text:p>12.27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98598709677" calcext:value-type="float">
            <text:p>12.299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5086896552" calcext:value-type="float">
            <text:p>12.30750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8025806452" calcext:value-type="float">
            <text:p>12.32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40761290323" calcext:value-type="float">
            <text:p>12.334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44584" calcext:value-type="float">
            <text:p>12.35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85179354839" calcext:value-type="float">
            <text:p>12.3785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0016" calcext:value-type="float">
            <text:p>12.40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1465806452" calcext:value-type="float">
            <text:p>12.4061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33184516129" calcext:value-type="float">
            <text:p>12.343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0992" calcext:value-type="float">
            <text:p>12.24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49380645161" calcext:value-type="float">
            <text:p>12.224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9768" calcext:value-type="float">
            <text:p>12.23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0438709677" calcext:value-type="float">
            <text:p>12.248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04711428571" calcext:value-type="float">
            <text:p>12.2604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00681290323" calcext:value-type="float">
            <text:p>12.2700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947" calcext:value-type="float">
            <text:p>12.275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1019130435" calcext:value-type="float">
            <text:p>12.295101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951" calcext:value-type="float">
            <text:p>12.307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94859130435" calcext:value-type="float">
            <text:p>12.319485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471" calcext:value-type="float">
            <text:p>12.28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958" calcext:value-type="float">
            <text:p>12.23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0704" calcext:value-type="float">
            <text:p>12.2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0224" calcext:value-type="float">
            <text:p>12.29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0224" calcext:value-type="float">
            <text:p>12.29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9264" calcext:value-type="float">
            <text:p>12.2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592609906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83168" calcext:value-type="float">
            <text:p>12.28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04" meta:object-count="0"/>
    <meta:user-defined meta:name="AppVersion">3.0</meta:user-defined>
  </office:meta>
</office:document-meta>
</file>